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fr" fo:country="FR" fo:font-weight="normal" style:font-size-asian="10.5pt" style:language-asian="zh" style:country-asian="CN" style:font-weight-asian="normal" style:font-name-complex="Times New Roman" style:font-size-complex="12pt" style:language-complex="hi" style:country-complex="IN" style:font-weight-complex="normal"/>
    </style:style>
    <style:style style:name="P2" style:family="paragraph" style:parent-style-name="Standard">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3" style:family="paragraph" style:parent-style-name="Standard" style:list-style-name="L5">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4" style:family="paragraph" style:parent-style-name="Standard" style:list-style-name="L6">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5" style:family="paragraph" style:parent-style-name="Standard">
      <style:text-properties style:font-name="Times New Roman" fo:font-size="12pt" fo:language="fr" fo:country="FR" fo:font-weight="normal" style:font-size-asian="12pt" style:font-weight-asian="normal" style:font-name-complex="Times New Roman" style:font-weight-complex="normal"/>
    </style:style>
    <style:style style:name="P6" style:family="paragraph" style:parent-style-name="Standard" style:list-style-name="L2">
      <style:text-properties style:font-name="Times New Roman" fo:font-size="12pt" fo:language="fr" fo:country="FR" fo:font-weight="normal" style:font-size-asian="12pt" style:font-weight-asian="normal" style:font-name-complex="Times New Roman" style:font-weight-complex="normal"/>
    </style:style>
    <style:style style:name="P7" style:family="paragraph" style:parent-style-name="Standard" style:list-style-name="L3">
      <style:text-properties style:font-name="Times New Roman" fo:font-size="12pt" fo:language="fr" fo:country="FR" fo:font-weight="normal" style:font-size-asian="12pt" style:font-weight-asian="normal" style:font-name-complex="Times New Roman" style:font-weight-complex="normal"/>
    </style:style>
    <style:style style:name="P8" style:family="paragraph" style:parent-style-name="Standard" style:list-style-name="L4">
      <style:text-properties style:font-name="Times New Roman" fo:font-size="12pt" fo:language="fr" fo:country="FR" fo:font-weight="normal" style:font-size-asian="12pt" style:font-weight-asian="normal" style:font-name-complex="Times New Roman" style:font-weight-complex="normal"/>
    </style:style>
    <style:style style:name="P9" style:family="paragraph" style:parent-style-name="Standard">
      <style:text-properties style:font-name="Times New Roman" fo:font-size="12pt" fo:language="fr" fo:country="FR" style:font-size-asian="12pt" style:font-name-complex="Times New Roman"/>
    </style:style>
    <style:style style:name="P10" style:family="paragraph" style:parent-style-name="Standard" style:list-style-name="L1">
      <style:text-properties style:font-name="Times New Roman" fo:font-size="12pt" fo:language="fr" fo:country="FR" style:font-size-asian="12pt" style:font-name-complex="Times New Roman"/>
    </style:style>
    <style:style style:name="P11" style:family="paragraph" style:parent-style-name="Standard">
      <style:text-properties style:font-name="Times New Roman" fo:font-size="12pt" fo:language="fr" fo:country="FR" fo:font-weight="bold" style:font-size-asian="12pt" style:font-weight-asian="bold" style:font-name-complex="Times New Roman"/>
    </style:style>
    <style:style style:name="P12" style:family="paragraph" style:parent-style-name="Standard">
      <style:text-properties style:font-name="Times New Roman" fo:font-size="12pt" fo:language="fr" fo:country="FR" fo:font-weight="bold" style:font-size-asian="12pt" style:font-weight-asian="bold" style:font-name-complex="Times New Roman" style:font-weight-complex="bold"/>
    </style:style>
    <style:style style:name="P13" style:family="paragraph" style:parent-style-name="Standard">
      <style:text-properties style:font-name="Times New Roman" fo:font-size="18pt" fo:language="fr" fo:country="FR" style:font-size-asian="18pt" style:font-name-complex="Times New Roman"/>
    </style:style>
    <style:style style:name="P14" style:family="paragraph" style:parent-style-name="Standard">
      <style:text-properties style:font-name="Times New Roman" fo:font-size="18pt" fo:language="fr" fo:country="FR" fo:font-weight="bold" style:font-size-asian="18pt" style:font-weight-asian="bold" style:font-name-complex="Times New Roman" style:font-size-complex="18pt" style:font-weight-complex="bold"/>
    </style:style>
    <style:style style:name="P15" style:family="paragraph" style:parent-style-name="Standard">
      <style:text-properties style:font-name="Times New Roman" fo:language="fr" fo:country="FR" style:font-name-complex="Times New Roman"/>
    </style:style>
    <style:style style:name="P16" style:family="paragraph" style:parent-style-name="Standard">
      <style:text-properties style:text-position="sub 58%" style:font-name="Times New Roman" fo:font-size="12pt" fo:language="fr" fo:country="FR" style:font-size-asian="12pt" style:font-name-complex="Times New Roman"/>
    </style:style>
    <style:style style:name="P17" style:family="paragraph" style:parent-style-name="Standard">
      <style:text-properties fo:color="#0000ff" style:font-name="Times New Roman" fo:font-size="12pt" fo:language="fr" fo:country="FR" style:font-size-asian="12pt" style:font-name-complex="Times New Roman"/>
    </style:style>
    <style:style style:name="P18" style:family="paragraph" style:parent-style-name="Standard">
      <style:text-properties fo:color="#ff0000" style:font-name="Times New Roman" fo:font-size="12pt" fo:language="fr" fo:country="FR" style:font-size-asian="12pt" style:font-name-complex="Times New Roman"/>
    </style:style>
    <style:style style:name="P19" style:family="paragraph" style:parent-style-name="Standard" style:list-style-name="L1">
      <style:text-properties fo:color="#ff0000" style:font-name="Times New Roman" fo:font-size="12pt" fo:language="fr" fo:country="FR" style:font-size-asian="12pt" style:font-name-complex="Times New Roman"/>
    </style:style>
    <style:style style:name="P20" style:family="paragraph" style:parent-style-name="Standard" style:list-style-name="L1">
      <style:text-properties style:use-window-font-color="true" style:font-name="Times New Roman" fo:font-size="12pt" fo:language="fr" fo:country="FR" style:font-size-asian="12pt" style:font-name-complex="Times New Roman"/>
    </style:style>
    <style:style style:name="P21" style:family="paragraph" style:parent-style-name="Standard">
      <style:text-properties fo:color="#008000" style:font-name="Times New Roman" fo:font-size="12pt" fo:language="fr" fo:country="FR" style:font-size-asian="12pt" style:font-name-complex="Times New Roman"/>
    </style:style>
    <style:style style:name="P22" style:family="paragraph" style:parent-style-name="Standard">
      <style:text-properties fo:color="#008000" style:font-name="Times New Roman" fo:font-size="12pt" fo:language="fr" fo:country="FR" fo:font-weight="normal" style:font-size-asian="12pt" style:font-weight-asian="normal" style:font-name-complex="Times New Roman" style:font-weight-complex="normal"/>
    </style:style>
    <style:style style:name="P23" style:family="paragraph" style:parent-style-name="Standard">
      <style:paragraph-properties fo:margin-left="0cm" fo:margin-right="0cm" fo:text-indent="1.249cm" style:auto-text-indent="false"/>
      <style:text-properties style:font-name="Times New Roman" fo:font-size="12pt" fo:language="fr" fo:country="FR" style:font-size-asian="12pt" style:font-name-complex="Times New Roman"/>
    </style:style>
    <style:style style:name="P24" style:family="paragraph" style:parent-style-name="Standard" style:master-page-name="Standard">
      <style:paragraph-properties style:page-number="auto"/>
      <style:text-properties style:font-name="Times New Roman" fo:font-size="12pt" fo:language="fr" fo:country="FR" style:font-size-asian="12pt" style:font-name-complex="Times New Roman"/>
    </style:style>
    <style:style style:name="T1" style:family="text">
      <style:text-properties fo:font-size="12pt" style:font-size-asian="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8pt" style:font-size-asian="18pt"/>
    </style:style>
    <style:style style:name="T5" style:family="text">
      <style:text-properties fo:font-size="18pt" style:font-name-asian="Times New Roman" style:font-size-asian="18pt"/>
    </style:style>
    <style:style style:name="T6" style:family="text">
      <style:text-properties style:font-name-asian="Times New Roman"/>
    </style:style>
    <style:style style:name="T7" style:family="text">
      <style:text-properties style:text-position="sub 58%"/>
    </style:style>
    <style:style style:name="T8" style:family="text">
      <style:text-properties style:text-underline-style="solid" style:text-underline-width="auto" style:text-underline-color="font-color"/>
    </style:style>
    <style:style style:name="T9" style:family="text">
      <style:text-properties fo:font-size="15pt" style:font-size-asian="15pt" style:font-size-complex="15pt"/>
    </style:style>
    <style:style style:name="T10" style:family="text">
      <style:text-properties fo:font-weight="normal" style:font-weight-asian="normal" style:font-weight-complex="normal"/>
    </style:style>
    <style:style style:name="T11" style:family="text">
      <style:text-properties fo:color="#0000ff"/>
    </style:style>
    <style:style style:name="T12" style:family="text">
      <style:text-properties style:use-window-font-color="true"/>
    </style:style>
    <style:style style:name="T13" style:family="text">
      <style:text-properties fo:color="#ff0000"/>
    </style:style>
    <style:style style:name="T14" style:family="text">
      <style:text-properties fo:color="#ff0000" fo:background-color="transparent"/>
    </style:style>
    <style:style style:name="T15" style:family="text">
      <style:text-properties fo:background-color="transparent"/>
    </style:style>
    <style:style style:name="T16" style:family="text">
      <style:text-properties fo:color="#008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n gras, le numéro des hauts parleurs</text:p>
      <text:p text:style-name="P9">textes= locuteur</text:p>
      <text:p text:style-name="P9">parties= a b c d,...</text:p>
      <text:p text:style-name="P9">extraits= 01 02 03... </text:p>
      <text:p text:style-name="P9"/>
      <text:p text:style-name="P17">bleu <text:span text:style-name="T12">= à vérifier que cela fonctionne selon l'écoute</text:span></text:p>
      <text:p text:style-name="P17"><text:span text:style-name="T13">rouge</text:span><text:span text:style-name="T12"> = question à résoudre</text:span></text:p>
      <text:p text:style-name="P9"><text:span text:style-name="T16">vert</text:span> = questions</text:p>
      <text:p text:style-name="P9"/>
      <text:p text:style-name="P18">Un Haut parleur ne peut recevoir qu'une consigne à la foi </text:p>
      <text:p text:style-name="P9"/>
      <text:p text:style-name="P9"/>
      <text:p text:style-name="P13">Götz = go.</text:p>
      <text:p text:style-name="P9"/>
      <text:p text:style-name="P9">Texte sous la forme de récit. Il principalement joué sur les HP <text:span text:style-name="T3">1 2 3 4</text:span>, en dehors du bassin. I</text:p>
      <text:p text:style-name="P9">l forme par sa longueur et son caractère narratif une structure à l'ensemble du dispositif. </text:p>
      <text:p text:style-name="P9">Il est joué souvent à un volume faible comme un récit raconté au creux de l’oriel.</text:p>
      <text:p text:style-name="P9"/>
      <text:list xml:id="list1634780782" text:style-name="L1">
        <text:list-item>
          <text:p text:style-name="P10">composé de 7 parties (de a à g)</text:p>
        </text:list-item>
        <text:list-item>
          <text:p text:style-name="P10">les parties doivent êtres jouée dans leurs intégralité (pour ce texte, le découpage en extrait permet d'attribuer un haut parler)</text:p>
        </text:list-item>
        <text:list-item>
          <text:p text:style-name="P10">les parties peuvent être joués à un intervalle de temps compris entre <text:span text:style-name="T11">6 et 12 min</text:span></text:p>
        </text:list-item>
        <text:list-item>
          <text:p text:style-name="P20">les parties doivent être jouées impérativement dans leurs suite linéaire (la a puis la b, puis la c, etc)</text:p>
        </text:list-item>
        <text:list-item>
          <text:p text:style-name="P19">la lecture de la dernière partie est le signale de fin, tout est remis à 0, et reprend du début.</text:p>
        </text:list-item>
        <text:list-item>
          <text:p text:style-name="P10"><text:span text:style-name="T14">joué avec moins de bruits dans le bassin ?</text:span></text:p>
        </text:list-item>
        <text:list-item>
          <text:p text:style-name="P20"><text:span text:style-name="T15">Volume toujours assez faible, de l'ordre du bruissement, quelques sautes pour des phrases clefs, importantes ou de l'ordre de la sentence.</text:span></text:p>
        </text:list-item>
        <text:list-item>
          <text:p text:style-name="P20"><text:span text:style-name="T15">La partie « g » achève donc un cycle, elle est lue toute seule à partir de go.g03. Le mieux serait que le extrait joués autours soient de moins en moins présentes jusqu'à disparaître</text:span></text:p>
        </text:list-item>
      </text:list>
      <text:p text:style-name="P9"/>
      <text:p text:style-name="P21">=&gt;comment déterminer le nombre de Hp qui jouent en même temps ? On laisse peut etre faire en fonction des indications temporelles ? </text:p>
      <text:p text:style-name="P9"/>
      <text:p text:style-name="P9"/>
      <text:p text:style-name="P12">Part1= go.a</text:p>
      <text:p text:style-name="P9"/>
      <text:p text:style-name="P9">début du récit, ext du bassin, dialogue entre je et l'ange.</text:p>
      <text:p text:style-name="P9"/>
      <text:p text:style-name="P9">go.a01: <text:span text:style-name="T2">2 3</text:span></text:p>
      <text:p text:style-name="P9"><text:span text:style-name="T10">go.</text:span>a02: <text:span text:style-name="T2">2 3 4</text:span></text:p>
      <text:p text:style-name="P9">go.a03: <text:span text:style-name="T2">2</text:span></text:p>
      <text:p text:style-name="P9">go.a04:<text:span text:style-name="T2"> <text:s/>2 3 4</text:span></text:p>
      <text:p text:style-name="P9">go.a05 : <text:span text:style-name="T3">2 3</text:span></text:p>
      <text:p text:style-name="P9">go.a06 : <text:span text:style-name="T3">2</text:span></text:p>
      <text:p text:style-name="P9"/>
      <text:p text:style-name="P9"/>
      <text:p text:style-name="P9"/>
      <text:p text:style-name="P12">Part2=go.b</text:p>
      <text:p text:style-name="P9"/>
      <text:p text:style-name="P9">ext du bassin, introduction des démons, comme dans un récit, puis passe <text:s/>à l'évocation de la <text:soft-page-break/>mosaïque de Torcello comme référence à son récit (=&gt;passage sur le 5 : boomer au centre)</text:p>
      <text:p text:style-name="P9"/>
      <text:p text:style-name="P9">go.b01: <text:span text:style-name="T2">1 2 3 4</text:span> (niveau sonore très faible)</text:p>
      <text:p text:style-name="P9">go.b02 : <text:span text:style-name="T3">5 </text:span>(peut être faire un passage entre les deux)</text:p>
      <text:p text:style-name="P9"/>
      <text:p text:style-name="P12">Part3=go.c</text:p>
      <text:p text:style-name="P9"/>
      <text:p text:style-name="P9">description des animaux, =&gt;changement de HP pour chaque animal, tout en gardant un HP en commun pour que le texte reste fluide.</text:p>
      <text:p text:style-name="P9"/>
      <text:p text:style-name="P9">go.c01:<text:span text:style-name="T2"> 2 4</text:span></text:p>
      <text:p text:style-name="P9">go.c02: <text:span text:style-name="T2">4 1</text:span></text:p>
      <text:p text:style-name="P9">go.c03: <text:span text:style-name="T2">1 3</text:span></text:p>
      <text:p text:style-name="P9">go.c04:<text:span text:style-name="T2"> 3 2</text:span></text:p>
      <text:p text:style-name="P9">go.c05: <text:span text:style-name="T2">1 2 3 4</text:span></text:p>
      <text:p text:style-name="P9"/>
      <text:p text:style-name="P12">Part4=go.d</text:p>
      <text:p text:style-name="P9"/>
      <text:p text:style-name="P9">description des anges puis chaque ange parle à je.</text:p>
      <text:p text:style-name="P9"/>
      <text:p text:style-name="P9">go.d01 : <text:span text:style-name="T2">1 2 3 4</text:span> (niveau sonore très faible)</text:p>
      <text:p text:style-name="P9">go.d02 : <text:span text:style-name="T2">1 2 </text:span>(niveau sonore très faible)</text:p>
      <text:p text:style-name="P9">go.d03: <text:span text:style-name="T2">1 2 3 4 </text:span>(niveau sonore très faible)</text:p>
      <text:p text:style-name="P9">go.d04: <text:span text:style-name="T2">1 2 3</text:span>(niveau sonore très faible)</text:p>
      <text:p text:style-name="P9">go.d05: <text:span text:style-name="T2">3 4 2</text:span>(niveau sonore très faible)</text:p>
      <text:p text:style-name="P9">go.d06: <text:span text:style-name="T2">1 2 3</text:span>(niveau sonore très faible)</text:p>
      <text:p text:style-name="P9">go.d07:<text:span text:style-name="T2"> 3 4 2</text:span>(niveau sonore très faible)</text:p>
      <text:p text:style-name="P9">go.d08:<text:span text:style-name="T2"> 1 2 3</text:span>(niveau sonore très faible)</text:p>
      <text:p text:style-name="P9">go.d09:<text:span text:style-name="T2"> 3 4 2</text:span>(niveau sonore très faible)</text:p>
      <text:p text:style-name="P9">go.d10:<text:span text:style-name="T2"> 1 2 3</text:span>(niveau sonore très faible)</text:p>
      <text:p text:style-name="P9">go.d11:<text:span text:style-name="T2"> 3 4 2</text:span>(niveau sonore très faible)</text:p>
      <text:p text:style-name="P9">go.d12:<text:span text:style-name="T2"> 1 2 3</text:span>(niveau sonore très faible)</text:p>
      <text:p text:style-name="P9">go.d13:<text:span text:style-name="T2"> 3 4 2</text:span>(niveau sonore très faible)</text:p>
      <text:p text:style-name="P9"/>
      <text:p text:style-name="P9"/>
      <text:p text:style-name="P12">Part5=go.e</text:p>
      <text:p text:style-name="P9"/>
      <text:p text:style-name="P9">partie essentiellement sur le deuxième ange, décrit « comme un miroir »=&gt; jeux de dialogue entre Hp ext et HP du bassin</text:p>
      <text:p text:style-name="P9"/>
      <text:p text:style-name="P9">go.e01: <text:span text:style-name="T2">5 10 1 2 3 4 (glissement vers le bassin)</text:span></text:p>
      <text:p text:style-name="P9">go.e02: <text:span text:style-name="T2">5 10</text:span></text:p>
      <text:p text:style-name="P9">go.e03: 7 <text:span text:style-name="T2">8 </text:span></text:p>
      <text:p text:style-name="P9">go.e04: <text:span text:style-name="T2">7</text:span></text:p>
      <text:p text:style-name="P9">go.e05: <text:span text:style-name="T2">8</text:span></text:p>
      <text:p text:style-name="P9">go.e06: <text:span text:style-name="T2">9 10</text:span></text:p>
      <text:p text:style-name="P9">go.e07: <text:span text:style-name="T2">9</text:span></text:p>
      <text:p text:style-name="P9">go.e08: <text:span text:style-name="T2">10</text:span></text:p>
      <text:p text:style-name="P9">go.e09: <text:span text:style-name="T2">9</text:span></text:p>
      <text:p text:style-name="P9">go.e10: <text:span text:style-name="T2">10</text:span></text:p>
      <text:p text:style-name="P9">go.e11: <text:span text:style-name="T2">7 8 9 10</text:span></text:p>
      <text:p text:style-name="P9">go.e12: <text:span text:style-name="T2">7 8 9 10 (plus fort)</text:span></text:p>
      <text:p text:style-name="P11"><text:soft-page-break/></text:p>
      <text:p text:style-name="P9"/>
      <text:p text:style-name="P12">Part6=go.f</text:p>
      <text:p text:style-name="P9"/>
      <text:p text:style-name="P9">partie plus descriptive, contemplative</text:p>
      <text:p text:style-name="P9"/>
      <text:p text:style-name="P9">go.f01: <text:span text:style-name="T2">1 2 3 4</text:span> (sourd)</text:p>
      <text:p text:style-name="P9"/>
      <text:p text:style-name="P12">part7= go.g</text:p>
      <text:p text:style-name="P9"/>
      <text:p text:style-name="P9">description des quatre femmes, puis chant, teneur apocalyptique</text:p>
      <text:p text:style-name="P9"/>
      <text:p text:style-name="P9">go.g01: <text:span text:style-name="T2">1 2 3 4</text:span> (+plus fort que go.f01)</text:p>
      <text:p text:style-name="P9">go.g02: <text:span text:style-name="T2">2</text:span></text:p>
      <text:p text:style-name="P9">go.g03: <text:span text:style-name="T2">2 3</text:span></text:p>
      <text:p text:style-name="P9">go.g04: <text:span text:style-name="T2">1 2 3 4</text:span></text:p>
      <text:p text:style-name="P9">go.g05:<text:span text:style-name="T2"> 5</text:span></text:p>
      <text:p text:style-name="P9">go.g06: <text:span text:style-name="T2">1 2 3 4</text:span></text:p>
      <text:p text:style-name="P9">go.g07: <text:span text:style-name="T2">5</text:span></text:p>
      <text:p text:style-name="P9">go.g08: <text:span text:style-name="T2">1 2 3 4</text:span></text:p>
      <text:p text:style-name="P9">go.g09: <text:span text:style-name="T2">5</text:span></text:p>
      <text:p text:style-name="P9">go.g10: <text:span text:style-name="T2">1 2 3 4</text:span></text:p>
      <text:p text:style-name="P9">go.g11: <text:span text:style-name="T2">1 2 <text:s/>3 4 5</text:span></text:p>
      <text:p text:style-name="P9"/>
      <text:p text:style-name="P9"/>
      <text:p text:style-name="P13">François = fr.</text:p>
      <text:p text:style-name="P9"/>
      <text:p text:style-name="P9"/>
      <text:p text:style-name="P9">-Tirage aléatoire</text:p>
      <text:p text:style-name="P9">- Hauts parleurs du bassin en priorité ( <text:span text:style-name="T2">5 6 7 8 9 10</text:span>), et particulièrement<text:span text:style-name="T2"> 6</text:span> et <text:span text:style-name="T2">9/10</text:span></text:p>
      <text:p text:style-name="P9">-Possibilité de 1/ 2 ou 3 HP en même temps</text:p>
      <text:p text:style-name="P9">-<text:span text:style-name="T2"> 5</text:span> moins fréquent</text:p>
      <text:p text:style-name="P9"/>
      <text:p text:style-name="P9">Tous les fragments sont autonomes, et peuvent être piochés à n’importe quel moment</text:p>
      <text:p text:style-name="P9"/>
      <text:p text:style-name="P9">espacés dans le temps: a01 b01 c01 d01</text:p>
      <text:p text:style-name="P9"/>
      <text:p text:style-name="P9">les “h” peuvent se supperposer</text:p>
      <text:p text:style-name="P9"/>
      <text:p text:style-name="P9">e02 répété 3x au même niveau sonore</text:p>
      <text:p text:style-name="P9">h04 sur <text:span text:style-name="T3">6</text:span></text:p>
      <text:p text:style-name="P9">i01 apparet sans autres pistes 10 fois, en décalés de 1s sur un haut parleur différents à chaque foi </text:p>
      <text:p text:style-name="P9">m01, répété plusiseurs 3 fois en en décallé de 0,5s</text:p>
      <text:p text:style-name="P9"/>
      <text:p text:style-name="P9">Les fragments qui ont la même lettre sont particulièrement liés et peuvent être diffusés à la suite, dans la totalité ou par ensemble (ou 2 par 2 ou 3 par 3,ect) qui se suivent </text:p>
      <text:p text:style-name="P9"/>
      <text:p text:style-name="P9"/>
      <text:p text:style-name="P13">Vincent= VT_</text:p>
      <text:p text:style-name="P9"/>
      <text:p text:style-name="P9">-Lecture aléatoire dans les fragments</text:p>
      <text:p text:style-name="P9"><text:soft-page-break/>-Possibilité sur tout les hauts parleurs mais diffusion moins fréquente sur <text:span text:style-name="T2">5 6</text:span>, encore moins sur <text:span text:style-name="T2">1 2 3 4</text:span></text:p>
      <text:p text:style-name="P9">- les fragments qui finissent par une même lettre ont une affinité particulière et peuvent être diffusés à la suite ou par ensembles (2 par 2 ou 3 par trois, ou..)</text:p>
      <text:p text:style-name="P9"/>
      <text:p text:style-name="P9">les fragemts peuvent se supperposer de quelques secondes</text:p>
      <text:p text:style-name="P9"/>
      <text:p text:style-name="P9"/>
      <text:p text:style-name="P9">-Les fragments suivants sont classé par fréquence plus ou moins forte de diffusion :</text:p>
      <text:p text:style-name="P9"><text:tab/></text:p>
      <text:p text:style-name="P9"><text:tab/>diffusion peu fréquente : VT_V01 b01</text:p>
      <text:p text:style-name="P9"/>
      <text:p text:style-name="P23">diffusion fréquente : VT_m01 VT_o02 VT_p01 VT_s01 VT_i02 (sur le <text:span text:style-name="T2">6 </text:span>plus particulièrement, niveau faible) VT_d04</text:p>
      <text:p text:style-name="P23"/>
      <text:p text:style-name="P23">diffusion assez fréquente : VT_c01 la suite VT VT_d03 VT_d04</text:p>
      <text:p text:style-name="P9"/>
      <text:p text:style-name="P9"/>
      <text:p text:style-name="P9">VT_u06 : niveau fort</text:p>
      <text:p text:style-name="P9"/>
      <text:p text:style-name="P9"/>
      <text:p text:style-name="P9"/>
      <text:p text:style-name="P15"><text:span text:style-name="T4">Rose=RA_</text:span><text:span text:style-name="T1"> (texte 1)</text:span></text:p>
      <text:p text:style-name="P15"><text:span text:style-name="T5"><text:s text:c="8"/></text:span><text:span text:style-name="T4">=RB_</text:span><text:span text:style-name="T1"> .(text 2)</text:span></text:p>
      <text:p text:style-name="P9"/>
      <text:p text:style-name="P9"><text:span text:style-name="T6"><text:s/></text:span>RA et RB lus simultanément selon la découpe (ex RA_a01 avec RB_a01) sur des HP différents :<text:span text:style-name="T2"> 7</text:span> <text:span text:style-name="T2">8</text:span> <text:span text:style-name="T2">9 ou 10</text:span></text:p>
      <text:p text:style-name="P9">Préférence pour<text:span text:style-name="T2"> 9 10</text:span></text:p>
      <text:p text:style-name="P11"/>
      <text:p text:style-name="P9">Fréquence d’apparition global faible</text:p>
      <text:p text:style-name="P9">Une facilité pour que les groupes a b c sortent à la suite dans leur intégralité</text:p>
      <text:p text:style-name="P9">Lorsque la totalité d’un groupe est tiré :</text:p>
      <text:p text:style-name="P9">Peu de diffusion autour quand RA et RB apparaissent simultanément et seul sur les dernières secondes de diffusion des parties a b c (comme si le son prenait petit à petit la place)</text:p>
      <text:p text:style-name="P9"/>
      <text:p text:style-name="P9">Volume en crescendo</text:p>
      <text:p text:style-name="P9"/>
      <text:p text:style-name="P9">Silence de 2 seconde à la fin de la diffusion</text:p>
      <text:p text:style-name="P9"/>
      <text:p text:style-name="P9">RB peut être lut sur <text:span text:style-name="T2">1 2 3 4 (</text:span>simultanément ou séparément) selon les regroupements par lettre final (ex : RB.1a RB.2a R2.3a …) à un volume faible</text:p>
      <text:p text:style-name="P16"/>
      <text:p text:style-name="P9"/>
      <text:p text:style-name="P13">JIM=JIM_</text:p>
      <text:p text:style-name="P9"/>
      <text:p text:style-name="P9">Ensemble lu sur <text:span text:style-name="T2">5 6 7 8 9 ou 10</text:span></text:p>
      <text:p text:style-name="P9"/>
      <text:p text:style-name="P9">JIM_ peu sortir dans son intégralité</text:p>
      <text:p text:style-name="P9"/>
      <text:p text:style-name="P9">JIM_a01 : peu fréquent </text:p>
      <text:p text:style-name="P9"><text:tab/> <text:s text:c="4"/>En écho 5 foi en decrescendo sur 5 HP différent entre <text:span text:style-name="T2">5 6 7 8 9 10</text:span></text:p>
      <text:p text:style-name="P11"><text:soft-page-break/></text:p>
      <text:p text:style-name="P9">JIM_d01 : peu fréquent</text:p>
      <text:p text:style-name="P9"/>
      <text:p text:style-name="P9">JIM_b01 et JIM_b02 sont très lié, doivent sortir sur des HP dans le bassin</text:p>
      <text:p text:style-name="P9">Fréquence de diffusion assez forte</text:p>
      <text:p text:style-name="P9"/>
      <text:p text:style-name="P14">nathaliaA=na.</text:p>
      <text:p text:style-name="P14">nathaliaB=nb.</text:p>
      <text:p text:style-name="P14"/>
      <text:p text:style-name="P2"><text:span text:style-name="T3">Attention</text:span>, na.a01 pour des raisons de synchronisation avec nb.a01 est un silence.</text:p>
      <text:p text:style-name="P1">Si elle est lut seul, tant pie, il y aura un silence.</text:p>
      <text:p text:style-name="P2"/>
      <text:p text:style-name="P2"/>
      <text:p text:style-name="P2">Toutes les 10 secondes, doit être joué un ou plusieurs extraits de na et nb, ensemble ou séprément celon les règles suivantes</text:p>
      <text:p text:style-name="P2">Vols: 0,07 (pour na et nb)</text:p>
      <text:p text:style-name="P2"/>
      <text:p text:style-name="P2">Il n'y a qu'une seule partie “a” dans na. et nb.</text:p>
      <text:p text:style-name="P2">Elles sont composé du même nombre d'extraits de 01 à 05</text:p>
      <text:p text:style-name="P2"/>
      <text:p text:style-name="P2"><text:span text:style-name="T8">Les parties na et nb </text:span>: peuvent être jouées en même temps dans leurs intégralité dans des HP différents</text:p>
      <text:p text:style-name="P2">- il faut que na et nb soient joué de manière à ce qu'ils sincronisé (qu'ils commencent au même moment), ensuite, ils sont autonomes: les extraits de na s'enchaînent de manière indépendante des extraits de nb</text:p>
      <text:p text:style-name="P2">- il s'agit de la combinaison qui a le plus de chance d'être appliquée. </text:p>
      <text:p text:style-name="P2"/>
      <text:p text:style-name="P2"><text:tab/><text:tab/><text:tab/>peuvent être jouées séparément dans leur intégralité</text:p>
      <text:p text:style-name="P2"/>
      <text:p text:style-name="P2"/>
      <text:p text:style-name="P2">l<text:span text:style-name="T8">es extraits de na et de nb</text:span>: <text:s/>peuvent être joués en même temps seul (na.a01 avec nb.a01). <text:s/></text:p>
      <text:p text:style-name="P2"><text:tab/><text:tab/><text:tab/> <text:s text:c="7"/>De la même manière, ils peuvent être joués deux par deux ou trois par trois ou quatre par quatre. Lorsque un extrait a été tiré, et que de manière arbitraire, il est décité que, par exemple, 3 parties seront jouées, alors, ces trois parties sont jouées en se suivant de manière linéaire. </text:p>
      <text:p text:style-name="P2">(ex: 3 parties de na et de nb vont être joué en même temps, il a été décidé que ce serait les parties na.a03 et nb.a04 qui serait jouées en même temps, suiveront, de manière autonome, comme précédement lorsque que les parties étaient tirées dans leurs intégralité, les extraits na.a04 et na.a05 et nb.a04 et nb.a05)</text:p>
      <text:p text:style-name="P2"><text:tab/><text:tab/><text:tab/> <text:s text:c="7"/>ils peuvent également être joué seul, séparément, de manière indépendantes (ex: na.a01 seul) deux par deux, trois par trois ou quatre par quatre. Ils doivent alors se suivre de manière linéaire.</text:p>
      <text:p text:style-name="P2"/>
      <text:p text:style-name="P2"/>
      <text:p text:style-name="P14">nathaliaC=nc.</text:p>
      <text:p text:style-name="P5"><text:tab/><text:tab/><text:tab/> <text:s text:c="6"/><text:tab/></text:p>
      <text:p text:style-name="P5">il s'agit des bruits annexe de l'enregistrement de nathalia.</text:p>
      <text:p text:style-name="P5">Ils peuvent être joué n'importe quand sur les hauts parleurs: </text:p>
      <text:p text:style-name="P5">ils ne doivent pas apparaître trop souvent.</text:p>
      <text:p text:style-name="P5"/>
      <text:p text:style-name="P5"><text:soft-page-break/>nc.a01: sur <text:span text:style-name="T3">7 8 9 </text:span>ou <text:span text:style-name="T3">10</text:span></text:p>
      <text:p text:style-name="P5"><text:tab/>vols 0.05 </text:p>
      <text:p text:style-name="P5"><text:tab/>toute les 8 min</text:p>
      <text:p text:style-name="P5"/>
      <text:p text:style-name="P5">nc.b01: sur un seul HP à la foi</text:p>
      <text:p text:style-name="P5"><text:tab/> peut être joué sur <text:span text:style-name="T3">5 6 8 9 </text:span>ou <text:span text:style-name="T3">10</text:span></text:p>
      <text:p text:style-name="P5"><text:tab/>toutes les 10 min</text:p>
      <text:p text:style-name="P5"/>
      <text:p text:style-name="P5">nc.c01: vols 0.07</text:p>
      <text:p text:style-name="P5">nc.c02 : vols 0.09</text:p>
      <text:p text:style-name="P5">nc.c01et nc.c02: toujours lu à la suite</text:p>
      <text:p text:style-name="P5"><text:tab/><text:tab/> <text:s text:c="2"/>joués sur 2 les HP différents: </text:p>
      <text:p text:style-name="P5"><text:s/><text:span text:style-name="T3">7 </text:span>puis<text:span text:style-name="T3"> 8 </text:span><text:span text:style-name="T9">ou</text:span> <text:span text:style-name="T3">9</text:span> puis <text:span text:style-name="T3">10</text:span></text:p>
      <text:p text:style-name="P5"><text:tab/><text:tab/> <text:s/>toutes les 3 min </text:p>
      <text:p text:style-name="P5"><text:tab/><text:tab/></text:p>
      <text:p text:style-name="P5"/>
      <text:p text:style-name="P5"/>
      <text:p text:style-name="P14">Fabrice=fa.</text:p>
      <text:p text:style-name="P5"/>
      <text:list xml:id="list1813236589" text:style-name="L2">
        <text:list-item>
          <text:p text:style-name="P6">une seule partie, un seul extrait</text:p>
        </text:list-item>
        <text:list-item>
          <text:p text:style-name="P6">joué sur <text:span text:style-name="T3">5</text:span> <text:span text:style-name="T3">7 8 9</text:span> ou <text:span text:style-name="T3">10</text:span></text:p>
        </text:list-item>
        <text:list-item>
          <text:p text:style-name="P6">toutes les 4 min </text:p>
        </text:list-item>
        <text:list-item>
          <text:p text:style-name="P6">volume moyen</text:p>
        </text:list-item>
      </text:list>
      <text:p text:style-name="P5"/>
      <text:p text:style-name="P14">Tamim=ta.</text:p>
      <text:p text:style-name="P5"><text:s/></text:p>
      <text:list xml:id="list523612341" text:style-name="L3">
        <text:list-item>
          <text:p text:style-name="P7">aucune contrainte quant à l'espacement des parties : toutes la parties peuvent être lues à la suite.</text:p>
        </text:list-item>
        <text:list-item>
          <text:p text:style-name="P7">Une sélection dans l'extrait doit être joué toutes les 4 min</text:p>
        </text:list-item>
      </text:list>
      <text:p text:style-name="P22">=&gt; faut-il faire un décalage pour que toutes les extraits ne commencent pas à temps0 ?</text:p>
      <text:list xml:id="list1791287184" text:style-name="L4">
        <text:list-item>
          <text:p text:style-name="P8">peut être joué sur <text:span text:style-name="T3">6</text:span> <text:span text:style-name="T3">7 8 9 </text:span>ou <text:span text:style-name="T3">10</text:span></text:p>
        </text:list-item>
        <text:list-item>
          <text:p text:style-name="P8">peut être joué sur deux HP en même temps</text:p>
        </text:list-item>
        <text:list-item>
          <text:p text:style-name="P8">peut être joué sur <text:span text:style-name="T3">1 2 3 4</text:span> mais sur les 4 en même temps</text:p>
        </text:list-item>
        <text:list-item>
          <text:p text:style-name="P8">seul les extrait joués seul sur un HP peuvent être joués sur 6 </text:p>
        </text:list-item>
      </text:list>
      <text:p text:style-name="P5"/>
      <text:p text:style-name="P5"/>
      <text:p text:style-name="P14">Pampos=pa.</text:p>
      <text:p text:style-name="P14"/>
      <text:list xml:id="list1697826998" text:style-name="L5">
        <text:list-item>
          <text:p text:style-name="P3">Chaque partie est composé de trois extraits</text:p>
        </text:list-item>
        <text:list-item>
          <text:p text:style-name="P3">les extraits commençant par 01 doivent être joués toutes les 1 min sur 6 9 ou 10</text:p>
        </text:list-item>
        <text:list-item>
          <text:p text:style-name="P3">Toutes les 5 min, au moins une partie doit être joué dans son intégralité. (il peut être joué plusieurs à la suite, sans restriction, mais selon la règle suivante :</text:p>
        </text:list-item>
      </text:list>
      <text:p text:style-name="P2">Chaque extrait de la partie (01 02 et 03) doit être joué sur des haut parleurs différents entre 7 8 9 et 10.</text:p>
      <text:list xml:id="list391683046" text:style-name="L6">
        <text:list-item>
          <text:p text:style-name="P4">Toutes les 20 min, une partie est joué sur les HP <text:span text:style-name="T3">1 2 3</text:span> et <text:span text:style-name="T3">4 </text:span>en même temps.</text:p>
        </text:list-item>
      </text:list>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style:font-name-asian="Arial Unicode MS1" style:font-size-asian="12pt" style:language-asian="zh" style:country-asian="CN" style:font-name-complex="Arial Unicode MS1"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ötz :</dc:title>
    <meta:editing-duration>P2172DT11H44M12S</meta:editing-duration>
    <dc:date>2012-06-24T19:19:38</dc:date>
    <meta:generator>LibreOffice/3.5$MacOSX_x86 LibreOffice_project/165a79a-7059095-e13bb37-fef39a4-9503d18</meta:generator>
    <meta:editing-cycles>25</meta:editing-cycles>
    <meta:document-statistic meta:table-count="0" meta:image-count="0" meta:object-count="0" meta:page-count="6" meta:paragraph-count="182" meta:word-count="1719" meta:character-count="8972" meta:non-whitespace-character-count="7360"/>
    <meta:user-defined meta:name="Info 1"/>
    <meta:user-defined meta:name="Info 2"/>
    <meta:user-defined meta:name="Info 3"/>
    <meta:user-defined meta:name="Info 4"/>
  </office:meta>
</office:document-meta>
</file>